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, Helvetica, sans-serif"/>
    <style:font-face style:name="Georgia" svg:font-family="Georgia, sans-serif"/>
    <style:font-face style:name="PUQHDF+Arial-BoldMT" svg:font-family="PUQHDF+Arial-BoldMT"/>
    <style:font-face style:name="VAUGVE+TimesNewRomanPSMT" svg:font-family="VAUGVE+TimesNewRomanPSMT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officeooo:paragraph-rsid="001af4ad" style:font-weight-asian="bold" style:font-weight-complex="bold"/>
    </style:style>
    <style:style style:name="P2" style:family="paragraph" style:parent-style-name="Standard">
      <style:text-properties fo:font-weight="bold" officeooo:paragraph-rsid="00199a86" style:font-weight-asian="bold" style:font-weight-complex="bold"/>
    </style:style>
    <style:style style:name="P3" style:family="paragraph" style:parent-style-name="Standard">
      <style:text-properties fo:font-weight="bold" officeooo:paragraph-rsid="002201a8" style:font-weight-asian="bold" style:font-weight-complex="bold"/>
    </style:style>
    <style:style style:name="P4" style:family="paragraph" style:parent-style-name="Standard">
      <style:text-properties fo:font-weight="bold" officeooo:paragraph-rsid="0034a52d" style:font-weight-asian="bold" style:font-weight-complex="bold"/>
    </style:style>
    <style:style style:name="P5" style:family="paragraph" style:parent-style-name="Standard">
      <style:text-properties officeooo:paragraph-rsid="000bb0ee"/>
    </style:style>
    <style:style style:name="P6" style:family="paragraph" style:parent-style-name="Standard">
      <style:text-properties officeooo:paragraph-rsid="000d5ae4"/>
    </style:style>
    <style:style style:name="P7" style:family="paragraph" style:parent-style-name="Standard">
      <style:text-properties officeooo:paragraph-rsid="000d9e97"/>
    </style:style>
    <style:style style:name="P8" style:family="paragraph" style:parent-style-name="Standard">
      <style:text-properties officeooo:paragraph-rsid="002201a8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paragraph-rsid="000523c7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paragraph-rsid="00302a22"/>
    </style:style>
    <style:style style:name="P11" style:family="paragraph" style:parent-style-name="Standard">
      <style:text-properties officeooo:paragraph-rsid="0031120e"/>
    </style:style>
    <style:style style:name="P12" style:family="paragraph" style:parent-style-name="Standard">
      <style:text-properties officeooo:paragraph-rsid="00334bf9"/>
    </style:style>
    <style:style style:name="P13" style:family="paragraph" style:parent-style-name="Standard">
      <style:text-properties officeooo:paragraph-rsid="0035eaae"/>
    </style:style>
    <style:style style:name="P14" style:family="paragraph" style:parent-style-name="Standard">
      <style:text-properties style:text-underline-style="none" officeooo:rsid="000523c7" officeooo:paragraph-rsid="000523c7"/>
    </style:style>
    <style:style style:name="P15" style:family="paragraph" style:parent-style-name="Standard">
      <style:text-properties style:text-underline-style="none" fo:font-weight="bold" officeooo:rsid="00069a95" officeooo:paragraph-rsid="00097607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officeooo:rsid="000523c7" officeooo:paragraph-rsid="000523c7"/>
    </style:style>
    <style:style style:name="P17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199a86" officeooo:paragraph-rsid="000d5ae4" style:font-size-asian="12pt" style:font-size-complex="12pt"/>
    </style:style>
    <style:style style:name="P18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34faae" officeooo:paragraph-rsid="0034faae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35eaae" officeooo:paragraph-rsid="0035eaae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5eaae" officeooo:paragraph-rsid="0035eaae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officeooo:paragraph-rsid="003bf310"/>
    </style:style>
    <style:style style:name="P22" style:family="paragraph" style:parent-style-name="Standard">
      <style:paragraph-properties fo:text-align="justify" style:justify-single-word="false" style:text-autospace="none"/>
      <style:text-properties fo:color="#272627" style:font-name="Liberation Serif" fo:font-size="12pt" officeooo:rsid="001cad12" officeooo:paragraph-rsid="003da1ad" style:font-name-asian="PUQHDF+Arial-BoldMT" style:font-size-asian="12pt" style:font-name-complex="PUQHDF+Arial-BoldMT" style:font-size-complex="12pt"/>
    </style:style>
    <style:style style:name="P23" style:family="paragraph" style:parent-style-name="Standard">
      <style:paragraph-properties fo:text-align="justify" style:justify-single-word="false" style:text-autospace="none"/>
      <style:text-properties fo:color="#272627" style:font-name="Liberation Serif" fo:font-size="12pt" officeooo:paragraph-rsid="003da1ad" style:font-name-asian="PUQHDF+Arial-BoldMT" style:font-size-asian="12pt" style:font-name-complex="PUQHDF+Arial-BoldMT" style:font-size-complex="12pt"/>
    </style:style>
    <style:style style:name="P24" style:family="paragraph" style:parent-style-name="Standard">
      <style:paragraph-properties fo:text-align="justify" style:justify-single-word="false"/>
      <style:text-properties officeooo:paragraph-rsid="00334bf9"/>
    </style:style>
    <style:style style:name="P25" style:family="paragraph" style:parent-style-name="Standard">
      <style:text-properties officeooo:paragraph-rsid="0034a76a"/>
    </style:style>
    <style:style style:name="P26" style:family="paragraph" style:parent-style-name="Standard">
      <style:text-properties fo:font-size="12pt" officeooo:paragraph-rsid="0034a76a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paragraph-rsid="00408c92" style:font-size-asian="12pt" style:font-weight-asian="normal" style:font-size-complex="12pt" style:font-weight-complex="normal"/>
    </style:style>
    <style:style style:name="T1" style:family="text">
      <style:text-properties officeooo:rsid="000523c7"/>
    </style:style>
    <style:style style:name="T2" style:family="text">
      <style:text-properties fo:font-variant="normal" fo:text-transform="none" fo:color="#444444" style:font-name="Liberation Serif" fo:font-size="12pt" fo:letter-spacing="normal" fo:font-style="normal" fo:font-weight="normal" officeooo:rsid="000ad4cf" style:font-size-asian="12pt" style:font-size-complex="12pt"/>
    </style:style>
    <style:style style:name="T3" style:family="text">
      <style:text-properties fo:font-variant="normal" fo:text-transform="none" fo:color="#444444" style:font-name="Liberation Serif" fo:font-size="12pt" fo:letter-spacing="normal" fo:font-style="normal" fo:font-weight="normal" officeooo:rsid="000d5c4e" style:font-size-asian="12pt" style:font-size-complex="12pt"/>
    </style:style>
    <style:style style:name="T4" style:family="text">
      <style:text-properties fo:font-variant="normal" fo:text-transform="none" fo:color="#444444" style:font-name="Liberation Serif" fo:font-size="12pt" fo:letter-spacing="normal" fo:font-style="normal" fo:font-weight="normal" officeooo:rsid="000d9e97" style:font-size-asian="12pt" style:font-size-complex="12pt"/>
    </style:style>
    <style:style style:name="T5" style:family="text">
      <style:text-properties fo:font-variant="normal" fo:text-transform="none" fo:color="#444444" style:font-name="Liberation Serif" fo:font-size="12pt" fo:letter-spacing="normal" fo:font-style="normal" fo:font-weight="normal" officeooo:rsid="000e875d" style:font-size-asian="12pt" style:font-size-complex="12pt"/>
    </style:style>
    <style:style style:name="T6" style:family="text">
      <style:text-properties fo:font-variant="normal" fo:text-transform="none" fo:color="#444444" style:font-name="Liberation Serif" fo:font-size="12pt" fo:letter-spacing="normal" fo:font-style="normal" fo:font-weight="normal" officeooo:rsid="000ff2d4" style:font-size-asian="12pt" style:font-size-complex="12pt"/>
    </style:style>
    <style:style style:name="T7" style:family="text">
      <style:text-properties fo:font-variant="normal" fo:text-transform="none" fo:color="#444444" style:font-name="Liberation Serif" fo:font-size="12pt" fo:letter-spacing="normal" fo:font-style="normal" fo:font-weight="normal" officeooo:rsid="0011ccbc" style:font-size-asian="12pt" style:font-size-complex="12pt"/>
    </style:style>
    <style:style style:name="T8" style:family="text">
      <style:text-properties fo:font-variant="normal" fo:text-transform="none" fo:color="#444444" style:font-name="Liberation Serif" fo:font-size="12pt" fo:letter-spacing="normal" fo:font-style="normal" fo:font-weight="normal" officeooo:rsid="001257cc" style:font-size-asian="12pt" style:font-size-complex="12pt"/>
    </style:style>
    <style:style style:name="T9" style:family="text">
      <style:text-properties fo:font-variant="normal" fo:text-transform="none" fo:color="#444444" style:font-name="Liberation Serif" fo:font-size="12pt" fo:letter-spacing="normal" fo:font-style="normal" fo:font-weight="normal" officeooo:rsid="001401fb" style:font-size-asian="12pt" style:font-size-complex="12pt"/>
    </style:style>
    <style:style style:name="T10" style:family="text">
      <style:text-properties fo:font-variant="normal" fo:text-transform="none" fo:color="#444444" style:font-name="Liberation Serif" fo:font-size="12pt" fo:letter-spacing="normal" fo:font-style="normal" fo:font-weight="normal" officeooo:rsid="00156172" style:font-size-asian="12pt" style:font-size-complex="12pt"/>
    </style:style>
    <style:style style:name="T11" style:family="text">
      <style:text-properties fo:font-variant="normal" fo:text-transform="none" fo:color="#444444" style:font-name="Liberation Serif" fo:font-size="12pt" fo:letter-spacing="normal" fo:font-style="normal" fo:font-weight="normal" officeooo:rsid="001727e0" style:font-size-asian="12pt" style:font-size-complex="12pt"/>
    </style:style>
    <style:style style:name="T12" style:family="text">
      <style:text-properties fo:font-variant="normal" fo:text-transform="none" fo:color="#444444" style:font-name="Liberation Serif" fo:font-size="12pt" fo:letter-spacing="normal" fo:font-style="normal" fo:font-weight="normal" officeooo:rsid="0017fd91" style:font-size-asian="12pt" style:font-size-complex="12pt"/>
    </style:style>
    <style:style style:name="T13" style:family="text">
      <style:text-properties fo:font-variant="normal" fo:text-transform="none" fo:color="#444444" style:font-name="Liberation Serif" fo:font-size="12pt" fo:letter-spacing="normal" fo:font-style="normal" fo:font-weight="normal" officeooo:rsid="0018d8e5" style:font-size-asian="12pt" style:font-size-complex="12pt"/>
    </style:style>
    <style:style style:name="T14" style:family="text">
      <style:text-properties fo:font-variant="normal" fo:text-transform="none" fo:color="#444444" style:font-name="Liberation Serif" fo:font-size="12pt" fo:letter-spacing="normal" fo:font-style="normal" fo:font-weight="normal" officeooo:rsid="0019a471" style:font-size-asian="12pt" style:font-size-complex="12pt"/>
    </style:style>
    <style:style style:name="T15" style:family="text">
      <style:text-properties fo:font-variant="normal" fo:text-transform="none" fo:color="#444444" style:font-name="Liberation Serif" fo:font-size="12pt" fo:letter-spacing="normal" fo:font-style="normal" fo:font-weight="normal" officeooo:rsid="001af4ad" style:font-size-asian="12pt" style:font-size-complex="12pt"/>
    </style:style>
    <style:style style:name="T16" style:family="text">
      <style:text-properties fo:font-variant="normal" fo:text-transform="none" fo:color="#444444" style:font-name="Liberation Serif" fo:font-size="12pt" fo:letter-spacing="normal" fo:font-style="normal" fo:font-weight="normal" officeooo:rsid="001d1b01" style:font-size-asian="12pt" style:font-size-complex="12pt"/>
    </style:style>
    <style:style style:name="T17" style:family="text">
      <style:text-properties fo:font-variant="normal" fo:text-transform="none" fo:color="#444444" style:font-name="Liberation Serif" fo:font-size="12pt" fo:letter-spacing="normal" fo:font-style="normal" fo:font-weight="normal" officeooo:rsid="001e4601" style:font-size-asian="12pt" style:font-size-complex="12pt"/>
    </style:style>
    <style:style style:name="T18" style:family="text">
      <style:text-properties fo:font-variant="normal" fo:text-transform="none" fo:color="#444444" style:font-name="Liberation Serif" fo:font-size="12pt" fo:letter-spacing="normal" fo:font-style="normal" fo:font-weight="normal" officeooo:rsid="001f27be" style:font-size-asian="12pt" style:font-size-complex="12pt"/>
    </style:style>
    <style:style style:name="T19" style:family="text">
      <style:text-properties fo:font-variant="normal" fo:text-transform="none" fo:color="#444444" style:font-name="Liberation Serif" fo:font-size="12pt" fo:letter-spacing="normal" fo:font-style="normal" fo:font-weight="normal" officeooo:rsid="00200fd4" style:font-size-asian="12pt" style:font-size-complex="12pt"/>
    </style:style>
    <style:style style:name="T20" style:family="text">
      <style:text-properties fo:font-variant="normal" fo:text-transform="none" fo:color="#444444" style:font-name="Liberation Serif" fo:font-size="12pt" fo:letter-spacing="normal" fo:font-style="normal" fo:font-weight="normal" officeooo:rsid="00054bd9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444444" style:font-name="Liberation Serif" fo:font-size="12pt" fo:letter-spacing="normal" fo:font-style="normal" fo:font-weight="normal" officeooo:rsid="0005ba2e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444444" style:font-name="Liberation Serif" fo:font-size="12pt" fo:letter-spacing="normal" fo:font-style="normal" fo:font-weight="normal" officeooo:rsid="000bb0ee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444444" style:font-name="Liberation Serif" fo:font-size="12pt" fo:letter-spacing="normal" fo:font-style="normal" fo:font-weight="normal" officeooo:rsid="000be456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444444" style:font-name="Liberation Serif" fo:font-size="12pt" fo:letter-spacing="normal" fo:font-style="normal" fo:font-weight="normal" officeooo:rsid="000d5c4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444444" style:font-name="Liberation Serif" fo:font-size="12pt" fo:letter-spacing="normal" fo:font-style="normal" fo:font-weight="normal" officeooo:rsid="000d5ae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444444" style:font-name="Liberation Serif" fo:font-size="12pt" fo:letter-spacing="normal" fo:font-style="normal" fo:font-weight="normal" officeooo:rsid="000d9e97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444444" style:font-name="Liberation Serif" fo:font-size="12pt" fo:letter-spacing="normal" fo:font-style="normal" officeooo:rsid="00199a86" style:font-size-asian="12pt" style:font-size-complex="12pt"/>
    </style:style>
    <style:style style:name="T28" style:family="text">
      <style:text-properties fo:font-variant="normal" fo:text-transform="none" fo:color="#444444" style:font-name="Liberation Serif" fo:font-size="12pt" fo:letter-spacing="normal" fo:font-style="normal" officeooo:rsid="001f27be" style:font-size-asian="12pt" style:font-size-complex="12pt"/>
    </style:style>
    <style:style style:name="T29" style:family="text">
      <style:text-properties fo:font-variant="normal" fo:text-transform="none" fo:color="#444444" style:font-name="Liberation Serif" fo:font-size="12pt" fo:letter-spacing="normal" fo:font-style="normal" style:text-underline-style="none" officeooo:rsid="00054bd9" style:font-size-asian="12pt" style:font-style-asian="normal" style:font-size-complex="12pt" style:font-style-complex="normal"/>
    </style:style>
    <style:style style:name="T30" style:family="text">
      <style:text-properties fo:font-variant="normal" fo:text-transform="none" fo:color="#444444" style:font-name="Liberation Serif" fo:font-size="12pt" fo:letter-spacing="normal" fo:font-style="normal" style:text-underline-style="none" officeooo:rsid="0034a52d" style:font-size-asian="12pt" style:font-style-asian="normal" style:font-size-complex="12pt" style:font-style-complex="normal"/>
    </style:style>
    <style:style style:name="T31" style:family="text">
      <style:text-properties fo:font-variant="normal" fo:text-transform="none" fo:color="#444444" style:font-name="Liberation Serif" fo:font-size="12pt" fo:letter-spacing="normal" fo:font-style="italic" fo:font-weight="normal" officeooo:rsid="00054bd9" style:font-size-asian="12pt" style:font-style-asian="italic" style:font-size-complex="12pt" style:font-style-complex="italic"/>
    </style:style>
    <style:style style:name="T32" style:family="text">
      <style:text-properties fo:font-variant="normal" fo:text-transform="none" fo:color="#444444" style:font-name="Liberation Serif" fo:font-size="12pt" fo:letter-spacing="normal" fo:font-style="italic" fo:font-weight="normal" officeooo:rsid="000ad4cf" style:font-size-asian="12pt" style:font-style-asian="italic" style:font-size-complex="12pt" style:font-style-complex="italic"/>
    </style:style>
    <style:style style:name="T33" style:family="text">
      <style:text-properties fo:font-variant="normal" fo:text-transform="none" fo:color="#444444" style:font-name="Liberation Serif" fo:font-size="12pt" fo:letter-spacing="normal" fo:font-style="italic" fo:font-weight="normal" officeooo:rsid="000d5c4e" style:font-size-asian="12pt" style:font-style-asian="italic" style:font-size-complex="12pt" style:font-style-complex="italic"/>
    </style:style>
    <style:style style:name="T34" style:family="text">
      <style:text-properties fo:font-variant="normal" fo:text-transform="none" fo:color="#444444" style:font-name="Liberation Serif" fo:font-size="12pt" fo:letter-spacing="normal" fo:font-style="italic" fo:font-weight="normal" officeooo:rsid="001af4ad" style:font-size-asian="12pt" style:font-style-asian="italic" style:font-size-complex="12pt" style:font-style-complex="italic"/>
    </style:style>
    <style:style style:name="T35" style:family="text">
      <style:text-properties fo:font-variant="normal" fo:text-transform="none" fo:color="#444444" style:font-name="Liberation Serif" fo:font-size="12pt" fo:letter-spacing="normal" fo:font-style="italic" fo:font-weight="normal" officeooo:rsid="00054bd9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font-variant="normal" fo:text-transform="none" fo:color="#444444" style:font-name="Liberation Serif" fo:font-size="12pt" fo:letter-spacing="normal" fo:font-style="italic" fo:font-weight="normal" officeooo:rsid="000d5ae4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variant="normal" fo:text-transform="none" fo:color="#333333" style:font-name="Arial" fo:font-size="9pt" fo:letter-spacing="normal" fo:font-style="normal" fo:font-weight="normal" officeooo:rsid="0005ba2e"/>
    </style:style>
    <style:style style:name="T38" style:family="text">
      <style:text-properties fo:font-variant="normal" fo:text-transform="none" fo:color="#333333" style:font-name="Liberation Serif" fo:font-size="13.5pt" fo:letter-spacing="normal" fo:font-style="normal" fo:font-weight="bold" officeooo:rsid="00408c92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333333" style:font-name="Liberation Serif" fo:font-size="13.5pt" fo:letter-spacing="normal" fo:font-style="normal" fo:font-weight="normal" officeooo:rsid="00408c92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333333" style:font-name="Liberation Serif" fo:font-size="13.5pt" fo:letter-spacing="normal" fo:font-style="normal" officeooo:rsid="00408c92" style:font-size-asian="12pt" style:font-style-asian="normal" style:font-size-complex="12pt" style:font-style-complex="normal"/>
    </style:style>
    <style:style style:name="T41" style:family="text">
      <style:text-properties fo:font-variant="normal" fo:text-transform="none" fo:color="#333333" style:font-name="Liberation Serif" fo:letter-spacing="normal" fo:font-style="normal" officeooo:rsid="00408c92" style:font-style-asian="normal" style:font-style-complex="normal"/>
    </style:style>
    <style:style style:name="T42" style:family="text">
      <style:text-properties fo:font-variant="normal" fo:text-transform="none" fo:color="#000000" style:font-name="Liberation Serif" fo:font-size="10pt" fo:letter-spacing="normal" fo:font-style="normal" fo:font-weight="normal" officeooo:rsid="001257cc" style:font-size-asian="10pt" style:font-size-complex="10pt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normal" officeooo:rsid="002201a8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officeooo:rsid="0023405a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officeooo:rsid="00249c5d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222117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officeooo:rsid="00255f4a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normal" officeooo:rsid="002766c5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normal" officeooo:rsid="002f2ca4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 officeooo:rsid="002f2ca4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normal" officeooo:rsid="00302a22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normal" officeooo:rsid="0031120e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normal" officeooo:rsid="003202d9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font-style="normal" fo:font-weight="normal" officeooo:rsid="00323aa1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variant="normal" fo:text-transform="none" fo:color="#000000" style:font-name="Liberation Serif" fo:font-size="12pt" fo:letter-spacing="normal" fo:font-style="normal" fo:font-weight="normal" officeooo:rsid="0032d6e7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variant="normal" fo:text-transform="none" fo:color="#000000" style:font-name="Liberation Serif" fo:font-size="12pt" fo:letter-spacing="normal" fo:font-style="normal" fo:font-weight="normal" officeooo:rsid="0034faae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fo:color="#000000" style:font-name="Liberation Serif" fo:font-size="12pt" fo:letter-spacing="normal" fo:font-style="normal" fo:font-weight="normal" officeooo:rsid="003f6dda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variant="normal" fo:text-transform="none" fo:color="#000000" style:font-name="Liberation Serif" fo:font-size="12pt" fo:letter-spacing="normal" fo:font-style="normal" fo:font-weight="normal" officeooo:rsid="003f9584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variant="normal" fo:text-transform="none" fo:color="#000000" style:font-name="Liberation Serif" fo:font-size="12pt" fo:letter-spacing="normal" fo:font-style="normal" fo:font-weight="normal" officeooo:rsid="00408c92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variant="normal" fo:text-transform="none" fo:color="#000000" style:font-name="Liberation Serif" fo:font-size="12pt" fo:letter-spacing="normal" fo:font-style="normal" officeooo:rsid="00249c5d" style:font-size-asian="12pt" style:font-size-complex="12pt"/>
    </style:style>
    <style:style style:name="T61" style:family="text">
      <style:text-properties fo:font-variant="normal" fo:text-transform="none" fo:color="#000000" style:font-name="Liberation Serif" fo:font-size="12pt" fo:letter-spacing="normal" fo:font-style="normal" officeooo:rsid="002d0b88" style:font-size-asian="12pt" style:font-size-complex="12pt"/>
    </style:style>
    <style:style style:name="T62" style:family="text">
      <style:text-properties fo:font-variant="normal" fo:text-transform="none" fo:color="#000000" style:font-name="Liberation Serif" fo:font-size="12pt" fo:letter-spacing="normal" fo:font-style="normal" officeooo:rsid="002e5935" style:font-size-asian="12pt" style:font-size-complex="12pt"/>
    </style:style>
    <style:style style:name="T63" style:family="text">
      <style:text-properties fo:font-variant="normal" fo:text-transform="none" fo:color="#000000" style:font-name="Liberation Serif" fo:font-size="12pt" fo:letter-spacing="normal" fo:font-style="normal" officeooo:rsid="00408c92" style:font-size-asian="12pt" style:font-style-asian="normal" style:font-size-complex="12pt" style:font-style-complex="normal"/>
    </style:style>
    <style:style style:name="T64" style:family="text">
      <style:text-properties fo:font-variant="normal" fo:text-transform="none" fo:color="#000000" style:font-name="Liberation Serif" fo:font-size="12pt" fo:letter-spacing="normal" fo:font-style="normal" fo:font-weight="bold" officeooo:rsid="0031120e" style:font-size-asian="12pt" style:font-style-asian="normal" style:font-weight-asian="bold" style:font-size-complex="12pt" style:font-style-complex="normal" style:font-weight-complex="bold"/>
    </style:style>
    <style:style style:name="T65" style:family="text">
      <style:text-properties fo:font-variant="normal" fo:text-transform="none" fo:color="#000000" style:font-name="Liberation Serif" fo:font-size="12pt" fo:letter-spacing="normal" fo:font-style="normal" fo:font-weight="bold" officeooo:rsid="00334bf9" style:font-size-asian="12pt" style:font-style-asian="normal" style:font-weight-asian="bold" style:font-size-complex="12pt" style:font-style-complex="normal" style:font-weight-complex="bold"/>
    </style:style>
    <style:style style:name="T66" style:family="text">
      <style:text-properties fo:font-variant="normal" fo:text-transform="none" fo:color="#000000" style:font-name="Liberation Serif" fo:font-size="12pt" fo:letter-spacing="normal" fo:font-style="normal" fo:font-weight="bold" officeooo:rsid="0034faae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fo:font-variant="normal" fo:text-transform="none" fo:color="#000000" style:font-name="Liberation Serif" fo:font-size="12pt" fo:letter-spacing="normal" fo:font-style="normal" fo:font-weight="bold" officeooo:rsid="0035eaae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fo:font-variant="normal" fo:text-transform="none" fo:color="#000000" style:font-name="Liberation Serif" fo:font-size="12pt" fo:letter-spacing="normal" fo:font-style="normal" fo:font-weight="bold" officeooo:rsid="003f6dda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fo:font-variant="normal" fo:text-transform="none" fo:color="#000000" style:font-name="Liberation Serif" fo:font-size="12pt" fo:letter-spacing="normal" fo:font-style="italic" fo:font-weight="normal" officeooo:rsid="001af4ad" style:font-size-asian="12pt" style:font-style-asian="italic" style:font-size-complex="12pt" style:font-style-complex="italic"/>
    </style:style>
    <style:style style:name="T70" style:family="text">
      <style:text-properties fo:font-variant="normal" fo:text-transform="none" fo:color="#000000" style:font-name="Liberation Serif" fo:font-size="12pt" fo:letter-spacing="normal" fo:font-style="italic" fo:font-weight="normal" officeooo:rsid="001c97e5" style:font-size-asian="12pt" style:font-style-asian="italic" style:font-size-complex="12pt" style:font-style-complex="italic"/>
    </style:style>
    <style:style style:name="T71" style:family="text">
      <style:text-properties fo:font-variant="normal" fo:text-transform="none" fo:color="#000000" style:font-name="Liberation Serif" fo:font-size="12pt" fo:letter-spacing="normal" fo:font-style="italic" fo:font-weight="normal" officeooo:rsid="002165e0" style:font-size-asian="12pt" style:font-style-asian="italic" style:font-size-complex="12pt" style:font-style-complex="italic"/>
    </style:style>
    <style:style style:name="T72" style:family="text">
      <style:text-properties fo:font-variant="normal" fo:text-transform="none" fo:color="#000000" style:font-name="Liberation Serif" fo:font-size="12pt" fo:letter-spacing="normal" fo:font-style="italic" fo:font-weight="normal" officeooo:rsid="00295693" style:font-size-asian="12pt" style:font-style-asian="italic" style:font-weight-asian="normal" style:font-size-complex="12pt" style:font-style-complex="italic" style:font-weight-complex="normal"/>
    </style:style>
    <style:style style:name="T73" style:family="text">
      <style:text-properties fo:font-variant="normal" fo:text-transform="none" fo:color="#000000" style:font-name="Liberation Serif" fo:font-size="12pt" fo:letter-spacing="normal" fo:font-style="italic" fo:font-weight="normal" officeooo:rsid="002ee568" style:font-size-asian="12pt" style:font-style-asian="italic" style:font-weight-asian="normal" style:font-size-complex="12pt" style:font-style-complex="italic" style:font-weight-complex="normal"/>
    </style:style>
    <style:style style:name="T74" style:family="text">
      <style:text-properties fo:font-variant="normal" fo:text-transform="none" fo:color="#000000" style:font-name="Liberation Serif" fo:font-size="12pt" fo:letter-spacing="normal" fo:font-style="italic" fo:font-weight="normal" officeooo:rsid="002a79db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fo:font-variant="normal" fo:text-transform="none" fo:color="#000000" style:font-name="Liberation Serif" fo:font-size="12pt" fo:letter-spacing="normal" fo:font-style="italic" fo:font-weight="normal" officeooo:rsid="002a056f" style:font-size-asian="12pt" style:font-style-asian="italic" style:font-weight-asian="normal" style:font-size-complex="12pt" style:font-style-complex="italic" style:font-weight-complex="normal"/>
    </style:style>
    <style:style style:name="T76" style:family="text">
      <style:text-properties fo:font-variant="normal" fo:text-transform="none" fo:color="#000000" style:font-name="Liberation Serif" fo:font-size="12pt" fo:letter-spacing="normal" fo:font-style="italic" fo:font-weight="normal" officeooo:rsid="002b601c" style:font-size-asian="12pt" style:font-style-asian="italic" style:font-weight-asian="normal" style:font-size-complex="12pt" style:font-style-complex="italic" style:font-weight-complex="normal"/>
    </style:style>
    <style:style style:name="T77" style:family="text">
      <style:text-properties fo:font-variant="normal" fo:text-transform="none" fo:color="#000000" style:font-name="Liberation Serif" fo:font-size="12pt" fo:letter-spacing="normal" fo:font-style="italic" fo:font-weight="normal" officeooo:rsid="0028117f" style:font-size-asian="12pt" style:font-style-asian="italic" style:font-weight-asian="normal" style:font-size-complex="12pt" style:font-style-complex="italic" style:font-weight-complex="normal"/>
    </style:style>
    <style:style style:name="T78" style:family="text">
      <style:text-properties fo:font-variant="normal" fo:text-transform="none" fo:color="#000000" style:font-name="Liberation Serif" fo:font-size="12pt" fo:letter-spacing="normal" fo:font-style="italic" fo:font-weight="normal" officeooo:rsid="00282720" style:font-size-asian="12pt" style:font-style-asian="italic" style:font-weight-asian="normal" style:font-size-complex="12pt" style:font-style-complex="italic" style:font-weight-complex="normal"/>
    </style:style>
    <style:style style:name="T79" style:family="text">
      <style:text-properties fo:font-variant="normal" fo:text-transform="none" fo:color="#000000" style:font-name="Liberation Serif" fo:font-size="12pt" fo:letter-spacing="normal" fo:font-style="italic" fo:font-weight="normal" officeooo:rsid="002f1d03" style:font-size-asian="12pt" style:font-style-asian="italic" style:font-weight-asian="normal" style:font-size-complex="12pt" style:font-style-complex="italic" style:font-weight-complex="normal"/>
    </style:style>
    <style:style style:name="T80" style:family="text">
      <style:text-properties fo:font-variant="normal" fo:text-transform="none" fo:color="#000000" style:font-name="Liberation Serif" fo:font-size="12pt" fo:letter-spacing="normal" fo:font-style="italic" fo:font-weight="normal" officeooo:rsid="002f2ca4" style:font-size-asian="12pt" style:font-style-asian="italic" style:font-weight-asian="normal" style:font-size-complex="12pt" style:font-style-complex="italic" style:font-weight-complex="normal"/>
    </style:style>
    <style:style style:name="T81" style:family="text">
      <style:text-properties fo:font-variant="normal" fo:text-transform="none" fo:color="#000000" style:font-name="Liberation Serif" fo:letter-spacing="normal" fo:font-style="normal" fo:font-weight="normal" officeooo:rsid="0034faae" style:font-style-asian="normal" style:font-weight-asian="normal" style:font-style-complex="normal" style:font-weight-complex="normal"/>
    </style:style>
    <style:style style:name="T82" style:family="text">
      <style:text-properties fo:font-variant="normal" fo:text-transform="none" fo:color="#000000" style:font-name="Liberation Serif" fo:letter-spacing="normal" fo:font-style="normal" officeooo:rsid="00408c92" style:font-style-asian="normal" style:font-style-complex="normal"/>
    </style:style>
    <style:style style:name="T83" style:family="text">
      <style:text-properties fo:font-variant="normal" fo:text-transform="none" fo:color="#000000" style:font-name="Georgia" fo:font-size="9pt" fo:letter-spacing="normal" fo:font-style="normal" fo:font-weight="normal" officeooo:rsid="001af4ad" style:font-size-asian="12pt" style:font-size-complex="12pt"/>
    </style:style>
    <style:style style:name="T84" style:family="text">
      <style:text-properties fo:font-variant="normal" fo:text-transform="none" fo:color="#000000" style:font-name="Georgia" fo:font-size="9pt" fo:letter-spacing="normal" fo:font-style="normal" fo:font-weight="normal" officeooo:rsid="001c97e5" style:font-size-asian="12pt" style:font-size-complex="12pt"/>
    </style:style>
    <style:style style:name="T85" style:family="text">
      <style:text-properties fo:font-variant="normal" fo:text-transform="none" fo:color="#000000" style:font-name="Georgia" fo:font-size="9pt" fo:letter-spacing="normal" fo:font-style="normal" fo:font-weight="normal" officeooo:rsid="002165e0" style:font-size-asian="12pt" style:font-size-complex="12pt"/>
    </style:style>
    <style:style style:name="T86" style:family="text">
      <style:text-properties fo:font-variant="normal" fo:text-transform="none" fo:color="#000000" style:text-line-through-style="none" style:font-name="Liberation Serif" fo:font-size="12pt" fo:letter-spacing="normal" fo:font-style="italic" style:text-underline-style="none" fo:font-weight="normal" officeooo:rsid="001af4ad" style:text-blinking="false" style:font-size-asian="12pt" style:font-style-asian="italic" style:font-size-complex="12pt" style:font-style-complex="italic"/>
    </style:style>
    <style:style style:name="T87" style:family="text">
      <style:text-properties fo:font-variant="normal" fo:text-transform="none" fo:color="#000000" style:text-line-through-style="none" style:font-name="Liberation Serif" fo:font-size="12pt" fo:letter-spacing="normal" fo:font-style="italic" style:text-underline-style="none" fo:font-weight="normal" officeooo:rsid="001c97e5" style:text-blinking="false" style:font-size-asian="12pt" style:font-style-asian="italic" style:font-size-complex="12pt" style:font-style-complex="italic"/>
    </style:style>
    <style:style style:name="T88" style:family="text">
      <style:text-properties fo:font-variant="normal" fo:text-transform="none" fo:color="#000000" fo:letter-spacing="normal" fo:font-style="normal" fo:font-weight="normal" officeooo:rsid="001e4ef1" style:font-style-asian="normal" style:font-weight-asian="normal" style:font-style-complex="normal" style:font-weight-complex="normal"/>
    </style:style>
    <style:style style:name="T89" style:family="text">
      <style:text-properties fo:font-variant="normal" fo:text-transform="none" fo:color="#000000" fo:letter-spacing="normal" fo:font-style="normal" fo:font-weight="normal" officeooo:rsid="00203787" style:font-style-asian="normal" style:font-weight-asian="normal" style:font-style-complex="normal" style:font-weight-complex="normal"/>
    </style:style>
    <style:style style:name="T90" style:family="text">
      <style:text-properties fo:font-variant="normal" fo:text-transform="none" fo:color="#000000" fo:letter-spacing="normal" fo:font-style="normal" fo:font-weight="normal" officeooo:rsid="00233cb0" style:font-style-asian="normal" style:font-weight-asian="normal" style:font-style-complex="normal" style:font-weight-complex="normal"/>
    </style:style>
    <style:style style:name="T91" style:family="text">
      <style:text-properties fo:font-variant="normal" fo:text-transform="none" fo:color="#000000" fo:letter-spacing="normal" fo:font-style="normal" fo:font-weight="normal" officeooo:rsid="0020af90" style:font-style-asian="normal" style:font-weight-asian="normal" style:font-style-complex="normal" style:font-weight-complex="normal"/>
    </style:style>
    <style:style style:name="T92" style:family="text">
      <style:text-properties fo:font-variant="normal" fo:text-transform="none" fo:color="#000000" fo:letter-spacing="normal" fo:font-style="normal" fo:font-weight="normal" officeooo:rsid="002276e0" style:font-style-asian="normal" style:font-weight-asian="normal" style:font-style-complex="normal" style:font-weight-complex="normal"/>
    </style:style>
    <style:style style:name="T93" style:family="text">
      <style:text-properties fo:font-variant="normal" fo:text-transform="none" fo:color="#000000" fo:letter-spacing="normal" fo:font-style="normal" fo:font-weight="normal" officeooo:rsid="0025073b" style:font-style-asian="normal" style:font-weight-asian="normal" style:font-style-complex="normal" style:font-weight-complex="normal"/>
    </style:style>
    <style:style style:name="T94" style:family="text">
      <style:text-properties fo:font-variant="normal" fo:text-transform="none" fo:color="#000000" fo:letter-spacing="normal" fo:font-style="normal" fo:font-weight="normal" officeooo:rsid="00261779" style:font-style-asian="normal" style:font-weight-asian="normal" style:font-style-complex="normal" style:font-weight-complex="normal"/>
    </style:style>
    <style:style style:name="T95" style:family="text">
      <style:text-properties fo:font-variant="normal" fo:text-transform="none" fo:color="#000000" fo:letter-spacing="normal" fo:font-style="normal" fo:font-weight="normal" officeooo:rsid="00323aa1" style:font-style-asian="normal" style:font-weight-asian="normal" style:font-style-complex="normal" style:font-weight-complex="normal"/>
    </style:style>
    <style:style style:name="T96" style:family="text">
      <style:text-properties fo:font-variant="normal" fo:text-transform="none" fo:color="#000000" fo:letter-spacing="normal" fo:font-style="normal" fo:font-weight="normal" officeooo:rsid="0032d6e7" style:font-style-asian="normal" style:font-weight-asian="normal" style:font-style-complex="normal" style:font-weight-complex="normal"/>
    </style:style>
    <style:style style:name="T97" style:family="text">
      <style:text-properties fo:font-variant="normal" fo:text-transform="none" fo:color="#000000" fo:letter-spacing="normal" fo:font-style="normal" fo:font-weight="normal" officeooo:rsid="003da1ad" style:font-style-asian="normal" style:font-weight-asian="normal" style:font-style-complex="normal" style:font-weight-complex="normal"/>
    </style:style>
    <style:style style:name="T98" style:family="text">
      <style:text-properties fo:font-variant="normal" fo:text-transform="none" fo:color="#000000" fo:letter-spacing="normal" fo:font-style="normal" fo:font-weight="normal" officeooo:rsid="003f6dda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officeooo:rsid="00097a73" style:font-style-asian="normal" style:font-style-complex="normal"/>
    </style:style>
    <style:style style:name="T100" style:family="text">
      <style:text-properties style:text-underline-style="none" officeooo:rsid="000523c7"/>
    </style:style>
    <style:style style:name="T101" style:family="text">
      <style:text-properties style:text-underline-style="none" officeooo:rsid="00054bd9"/>
    </style:style>
    <style:style style:name="T102" style:family="text">
      <style:text-properties style:text-underline-style="none" officeooo:rsid="00069a95"/>
    </style:style>
    <style:style style:name="T103" style:family="text">
      <style:text-properties style:text-underline-style="none" officeooo:rsid="0007e898"/>
    </style:style>
    <style:style style:name="T104" style:family="text">
      <style:text-properties style:text-underline-style="none" officeooo:rsid="00097607"/>
    </style:style>
    <style:style style:name="T105" style:family="text">
      <style:text-properties style:text-underline-style="none" officeooo:rsid="00097a73"/>
    </style:style>
    <style:style style:name="T106" style:family="text">
      <style:text-properties style:text-underline-style="none" officeooo:rsid="000bb0ee"/>
    </style:style>
    <style:style style:name="T107" style:family="text">
      <style:text-properties style:text-underline-style="none" officeooo:rsid="000d5c4e"/>
    </style:style>
    <style:style style:name="T108" style:family="text">
      <style:text-properties style:text-underline-style="none" officeooo:rsid="00339cc1"/>
    </style:style>
    <style:style style:name="T109" style:family="text">
      <style:text-properties style:text-underline-style="none" officeooo:rsid="0034a52d"/>
    </style:style>
    <style:style style:name="T110" style:family="text">
      <style:text-properties officeooo:rsid="0005ba2e"/>
    </style:style>
    <style:style style:name="T111" style:family="text">
      <style:text-properties fo:color="#000000" style:font-name="Liberation Serif" fo:font-size="10pt" style:font-size-asian="10pt" style:font-size-complex="10pt"/>
    </style:style>
    <style:style style:name="T112" style:family="text">
      <style:text-properties fo:color="#000000" style:font-name="Liberation Serif" fo:font-size="10pt" officeooo:rsid="001257cc" style:font-size-asian="10pt" style:font-size-complex="10pt"/>
    </style:style>
    <style:style style:name="T113" style:family="text">
      <style:text-properties officeooo:rsid="001af4ad"/>
    </style:style>
    <style:style style:name="T114" style:family="text">
      <style:text-properties officeooo:rsid="0034a76a"/>
    </style:style>
    <style:style style:name="T115" style:family="text">
      <style:text-properties officeooo:rsid="00372e75"/>
    </style:style>
    <style:style style:name="T116" style:family="text">
      <style:text-properties officeooo:rsid="00233cb0"/>
    </style:style>
    <style:style style:name="T117" style:family="text">
      <style:text-properties officeooo:rsid="002276e0"/>
    </style:style>
    <style:style style:name="T118" style:family="text">
      <style:text-properties officeooo:rsid="001cad12"/>
    </style:style>
    <style:style style:name="T119" style:family="text">
      <style:text-properties officeooo:rsid="00226dd1"/>
    </style:style>
    <style:style style:name="T120" style:family="text">
      <style:text-properties officeooo:rsid="00220f4a"/>
    </style:style>
    <style:style style:name="T121" style:family="text">
      <style:text-properties officeooo:rsid="001cad12" style:font-name-asian="VAUGVE+TimesNewRomanPSMT" style:font-name-complex="VAUGVE+TimesNewRomanPSMT"/>
    </style:style>
    <style:style style:name="T122" style:family="text">
      <style:text-properties officeooo:rsid="0020c19f"/>
    </style:style>
    <style:style style:name="T123" style:family="text">
      <style:text-properties officeooo:rsid="0021028a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weight="normal" officeooo:rsid="003f9584" style:font-weight-asian="normal" style:font-weight-complex="normal"/>
    </style:style>
    <style:style style:name="T126" style:family="text">
      <style:text-properties fo:font-weight="normal" officeooo:rsid="00408c92" style:font-weight-asian="normal" style:font-weight-complex="normal"/>
    </style:style>
    <style:style style:name="T127" style:family="text">
      <style:text-properties fo:font-weight="normal" officeooo:rsid="0042717a" style:font-weight-asian="normal" style:font-weight-complex="normal"/>
    </style:style>
    <style:style style:name="T128" style:family="text">
      <style:text-properties officeooo:rsid="003f95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Beata i Tomasz Polakowie</text:p>
      <text:p text:style-name="P16"/>
      <text:p text:style-name="P9"><text:span text:style-name="T1">Neofaszyzm </text:span><text:span text:style-name="T115">- </text:span><text:span text:style-name="T1">legitymizacja </text:span><text:span text:style-name="T114">publiczna</text:span><text:span text:style-name="T115">?</text:span></text:p>
      <text:p text:style-name="P16"/>
      <text:p text:style-name="P1"><text:span text:style-name="T113">PRZEKROCZONY </text:span><text:span text:style-name="T113">RUBIKON</text:span></text:p>
      <text:p text:style-name="P4"><text:span text:style-name="T100">Właśnie stało się coś, co powinno być punktem zwrotnym </text:span><text:span text:style-name="T101">deb</text:span><text:span text:style-name="T100">aty publicznej dotyczącej odradzania się faszyzmu w Polsce</text:span><text:span text:style-name="T105"> </text:span><text:span text:style-name="T102">-</text:span><text:span text:style-name="T105"> </text:span><text:span text:style-name="T102">zarejestrowane zostały przez sąd </text:span><text:span text:style-name="T104">(m</text:span><text:span text:style-name="T105">. in)</text:span><text:span text:style-name="T104"> </text:span><text:span text:style-name="T102">Krzyż Celtycki, </text:span><text:span text:style-name="T105">tzw. </text:span><text:span text:style-name="T102">Zakaz pedałowania</text:span><text:span text:style-name="T108">, </text:span><text:span text:style-name="T105">R</text:span><text:span text:style-name="T104">ęka z </text:span><text:span text:style-name="T105">M</text:span><text:span text:style-name="T104">ieczem</text:span><text:span text:style-name="T105"> czyli tzw. Falanga</text:span><text:span text:style-name="T109"> i </text:span><text:span text:style-name="T29">Or</text:span><text:span text:style-name="T30">zeł</text:span><text:span text:style-name="T29"> w Koronie z Rózgami Liktorskimi</text:span><text:span text:style-name="T99">.</text:span></text:p>
      <text:p text:style-name="P15"><text:s/></text:p>
      <text:p text:style-name="P5"><text:span text:style-name="T101">N</text:span><text:span text:style-name="T100">a stronie</text:span><text:span text:style-name="T101"> internetowej Narodowego Odrodzenia Polski </text:span><text:span text:style-name="T103">można przeczytać </text:span><text:span text:style-name="T107">następującej treści </text:span><text:span text:style-name="T103">oświadczenie </text:span><text:span text:style-name="T106"><text:s/>(powiadomienie?) </text:span><text:span text:style-name="T103">prezesa NOP Adama Gmurczyka</text:span><text:span text:style-name="T107">:</text:span><text:span text:style-name="T104"> </text:span><text:span text:style-name="T101">"</text:span><text:span text:style-name="T31">Po blisko dwu latach walki prawnej, w tym przed Trybunałem Konstytucyjnym, w dniu 25 października 2011 sąd rejestrowy wpisał do ewidencji kolejne symbole Narodowego Odrodzenia Polski: Krzyż Celtycki, Zakaz Pedałowania, Orła w Koronie z Rózgami Liktorskimi, Krzyż i Miecz. Postanowienie jest </text:span><text:span text:style-name="T35">prawomocne, a zwycięstwo w tej batalii ostateczne</text:span><text:span text:style-name="T20">."</text:span><text:span text:style-name="T20"><text:note text:id="ftn1" text:note-class="footnote"><text:note-citation>1</text:note-citation><text:note-body><text:p text:style-name="Footnote"><text:a xlink:type="simple" xlink:href="http://www.nop.org.pl/2011/11/21/krzyz-celtycki-i-zakaz-pedalowania-zarejestrowane-jako-symbole-nop/">http://www.nop.org.pl/2011/11/21/krzyz-celtycki--zakaz-pedalowania-zarejestrowane-jako-symbole-nop/</text:a><text:span text:style-name="T110"> (</text:span><text:span text:style-name="T37">Dodane dnia 21 lis 2011 o 12:45)</text:span></text:p></text:note-body></text:note></text:span><text:span text:style-name="T21">. </text:span></text:p>
      <text:p text:style-name="P6"><text:span text:style-name="T22">Za tym idzie z</text:span><text:span text:style-name="T26">araz </text:span><text:span text:style-name="T22">dobitne wskazanie </text:span><text:span text:style-name="T23">sposobu działania względem tychże symboli </text:span><text:span text:style-name="T24"><text:s/>w przestrzeni publicznej</text:span><text:span text:style-name="T23">: </text:span><text:span text:style-name="T25">"</text:span><text:span text:style-name="T36">Każda napaść na te symbole, w czym mieści się również napaść i pomówienia słowne, stanowi podstawę do działań prawnych, wzmacnianych ustawowo</text:span><text:span text:style-name="T25">" , i nieco dalej: "</text:span><text:span text:style-name="T36">Narodowe Odrodzenie Polski przygotowuje się także do postępowań przeciwko instytucjom publicznym oraz prywatnym, które znieważają lub będą znieważać nasze symbole – „falangę”, Zakaz Pedałowania, Krzyż Celtycki i inne</text:span><text:span text:style-name="T25">"</text:span><text:span text:style-name="T26">.</text:span><text:span text:style-name="T25"> </text:span><text:span text:style-name="T2">W dalszej części wypowiedzi prezes </text:span><text:span text:style-name="T32">expresis verbis</text:span><text:span text:style-name="T2"> wskazuje priorytety te</text:span><text:span text:style-name="T3">go działania</text:span><text:span text:style-name="T2">: "</text:span><text:span text:style-name="T33">J</text:span><text:span text:style-name="T32">est to niezwykle istotne w wypadku szczególnie dwóch symboli: Zakazu Pedałowania oraz Krzyża Celtyckiego</text:span><text:span text:style-name="T3">"</text:span><text:span text:style-name="T4">.</text:span></text:p>
      <text:p text:style-name="P17"/>
      <text:p text:style-name="P2"><text:span text:style-name="T27">NOWA FORM</text:span><text:span text:style-name="T28">A</text:span><text:span text:style-name="T27">CJA SKRAJNEJ PRAWICY</text:span></text:p>
      <text:p text:style-name="P7"><text:span text:style-name="T4">Tyle cytatów i faktów</text:span><text:span text:style-name="T15"> w tej sprawie. Rzecz w tym, że to nie koniec tego przełomowego </text:span><text:span text:style-name="T34">novum</text:span><text:span text:style-name="T4">. </text:span><text:span text:style-name="T17">Warto</text:span><text:span text:style-name="T5"> </text:span><text:span text:style-name="T17">powyższe</text:span><text:span text:style-name="T5"> skojarzy</text:span><text:span text:style-name="T17">ć</text:span><text:span text:style-name="T5"> z </text:span><text:span text:style-name="T7">tym, że Marsz Niepodległości miał zostać zwieńczony ogłoszeniem powołania </text:span><text:span text:style-name="T6"><text:s/></text:span><text:span text:style-name="T7">do życia skrajnie prawicowego Ruchu Narodowego (napisała o tym Gazeta Wyborcza</text:span><text:span text:style-name="T7"><text:note text:id="ftn2" text:note-class="footnote"><text:note-citation>2</text:note-citation><text:note-body><text:p text:style-name="Footnote"><text:a xlink:type="simple" xlink:href="http://wyborcza.pl/1,75478,10649871,Powstaje_nowa_formacja_skrajnej_prawicy_Ruch_Narodowy.html"><text:span text:style-name="T111">http://wyborcza.pl/1,75478,10649871,Powstaje_nowa_formacja_skrajnej_prawicy_Ruch_Narodowy.html</text:span></text:a><text:span text:style-name="T112"> (O</text:span><text:span text:style-name="T42">statnia aktualizacja 2011-11-16 07:27</text:span></text:p></text:note-body></text:note></text:span><text:span text:style-name="T7">)</text:span><text:span text:style-name="T8">, </text:span><text:span text:style-name="T9">co mieli uczynić </text:span><text:span text:style-name="T10">pod pomnikiem Dmowskiego przedstawiciele </text:span><text:span text:style-name="T11">O</text:span><text:span text:style-name="T12">bozu Narodowo-Radykalnego</text:span><text:span text:style-name="T11"> </text:span><text:span text:style-name="T12">(</text:span><text:span text:style-name="T10">ONR</text:span><text:span text:style-name="T12">)</text:span><text:span text:style-name="T10"> i </text:span><text:span text:style-name="T12">Młodzieży Wszechpolskiej (</text:span><text:span text:style-name="T10">MW</text:span><text:span text:style-name="T12">)</text:span><text:span text:style-name="T16">.</text:span><text:span text:style-name="T12"> </text:span><text:span text:style-name="T13">Inicjatywa ta nie doszła </text:span><text:span text:style-name="T18">wówczas </text:span><text:span text:style-name="T13">(</text:span><text:span text:style-name="T18">jeszcze?</text:span><text:span text:style-name="T13">) do skutku</text:span><text:span text:style-name="T18"> </text:span><text:span text:style-name="T13"><text:s/>ze względu na "niedobry moment", czyli wiadome zamieszki podczas marszu</text:span><text:span text:style-name="T18">. </text:span></text:p>
      <text:p text:style-name="P8"><text:span text:style-name="T18">T</text:span><text:span text:style-name="T13">ym, co nas w tej sprawie najbardziej uderzyło, jest brak odniesienia komentatorów opinii publicznej do tego zamierzenia- zupełnie, jakby to byłą inicjatywa codzienna i, co dziwniejsze wobec ostatnich gorących wydarzeń w Święto Niepodległości nie wpływających na ich wydźwięk</text:span><text:span text:style-name="T19">.</text:span><text:span text:style-name="T13"> </text:span><text:span text:style-name="T19">Z</text:span><text:span text:style-name="T13">właszcza </text:span><text:span text:style-name="T19">zaś </text:span><text:span text:style-name="T13">polityczny wymiar zaangażowania organizatorów Marszu Niepod</text:span><text:span text:style-name="T19">le</text:span><text:span text:style-name="T13">głości. </text:span><text:span text:style-name="T19">Pomysłodawcy powstania Ruchu Narodowego nie kryją swych dalekosiężnych planów- ja</text:span><text:span text:style-name="T14">k podaje GW</text:span><text:span text:style-name="T15">: "</text:span><text:span text:style-name="T69">Plan był taki: powstanie stowarzyszenie Marsz Niepodległości, które zorganizuje "największy marsz środowisk narodowych" 11 listopada. Potem zmieni się w organizację Ruch Narodowy. Po dwóch latach przekształci się w partię, która wystartuje w</text:span><text:span text:style-name="T70"> </text:span><text:a xlink:type="simple" xlink:href="http://wybory.gazeta.pl/Wyboryparlamentarne2011/0,0.html"><text:span text:style-name="T86">wyborach parlamentarnych</text:span></text:a><text:span text:style-name="T87"> </text:span><text:span text:style-name="T69">w 2015 r</text:span><text:span text:style-name="T83">.</text:span><text:span text:style-name="T84">"</text:span><text:span text:style-name="T85"> I dalej, za GW, cele tego ruchu: "</text:span><text:span text:style-name="T71">Ruch ma być antyimigrancki, nacjonalistyczny i homofobiczny, ale dbający o grzeczny wizerunek "patriotycznej alternatywy opartej o wartości narodowe". W deklaracji ideowej na próbnej stronie Ruchu czytamy m.in.:- Naród Polski jedynym gospodarzem Państwa Polskiego, - Praworządne Państwo Polskie oparte o dorobek cywilizacji łacińskiej, Myśl polityczna oparta o najlepsze tradycje Obozu Narodowego".</text:span><text:span text:style-name="T85"><text:line-break/></text:span></text:p>
      <text:p text:style-name="P3"><text:span text:style-name="T60">EKSPERC</text:span><text:span text:style-name="T62">I I <text:s/>PRAWICOWE ZNAKI</text:span><text:span text:style-name="T61"> GRAFICZN</text:span><text:span text:style-name="T62">E</text:span></text:p>
      <text:p text:style-name="P10"><text:span text:style-name="T43">Obie sprawy splatają się nie tylko w wymiarze zadziwiającego braku </text:span><text:span text:style-name="T46">wnikliwszej </text:span><text:span text:style-name="T43">debaty publicznej </text:span><text:soft-page-break/><text:span text:style-name="T46">dotyczącej kondycji polityczno-ideowej polskiego społeczeństwa, ale także w jej wymiarze,</text:span><text:span text:style-name="T44"> <text:s text:c="3"/>nazwijmy to</text:span><text:span text:style-name="T47">,</text:span><text:span text:style-name="T44"> "eksperckim". </text:span><text:span text:style-name="T46"><text:s/></text:span><text:span text:style-name="T43">U dołu wzmiankowanego wyżej oświadczenia prezesa NOP</text:span><text:span text:style-name="T44"> znajduje się bowiem ekspertyza </text:span><text:span text:style-name="T45">sądowa uzasadniająca brak przeszkód do zarejestrowania tych znaków. Powiedzmy od razu: ekspertyza zadziwiająca, zarówno w swej </text:span><text:span text:style-name="T48"><text:s/>ogólnej </text:span><text:span text:style-name="T45">wymowie, jak i w konkretach. </text:span><text:span text:style-name="T48">Zaczynając od ogólne</text:span><text:span text:style-name="T49">go postanowienia ekspertów</text:span><text:span text:style-name="T48">, brzmi on</text:span><text:span text:style-name="T49">a</text:span><text:span text:style-name="T48"> następująco: "</text:span><text:span text:style-name="T72">W odpowiedzi na Postanowienie o dopuszczeniu z urzędu biegłych <text:s/>z </text:span><text:span text:style-name="T73">dnia </text:span><text:span text:style-name="T74">(...) </text:span><text:span text:style-name="T75">na okoliczność ustalenia znaczenia wzorów znaków graficznych </text:span><text:span text:style-name="T74">załączonych do </text:span><text:span text:style-name="T73">pisma </text:span><text:span text:style-name="T74">(...) </text:span><text:span text:style-name="T76">w szczególności ustalenia</text:span><text:span text:style-name="T75">, czy </text:span><text:span text:style-name="T76">znakom tym można przypisać, w sposób jednoznaczny, treść o charakterze </text:span><text:span text:style-name="T73">totalitarnym, nazistowskim, faszystowskim, rasistowskim i nienawiści narodowej i</text:span><text:span text:style-name="T77">nformujemy, że- naszym zdaniem- symbolom partii: </text:span><text:span text:style-name="T78">Krzyż i Miecz, Orzeł w koronie z Krzyżem z rózgami liktorskimi, Symbol "Zakaz Pedałowania" i Krzyż Celtycki nie można przypisać w sposób jednoznaczny treści o charakterze totalitarnym, nazistowskim, faszystowskim, rasistowskim i nienawiści narodowej</text:span><text:span text:style-name="T79">"</text:span><text:span text:style-name="T80"> (</text:span><text:span text:style-name="T50">pisownia oryginału</text:span><text:span text:style-name="T80">). </text:span></text:p>
      <text:p text:style-name="P11"><text:span text:style-name="T51">Przyjrzyjmy się zatem dokładnie</text:span><text:span text:style-name="T54">j </text:span><text:span text:style-name="T51">tym symbolom</text:span><text:span text:style-name="T54"> i eksperckim uzasadnieniom do nich.</text:span><text:span text:style-name="T56"> Najpierw słów kilka o samych znakach.</text:span></text:p>
      <text:p text:style-name="P21"><text:span text:style-name="T64">KRZYŻ CELTYCKI:</text:span><text:span text:style-name="T52"> <text:s/></text:span></text:p>
      <text:p text:style-name="P23"><text:span text:style-name="T118">Stylizowany równoramienny krzyż celtycki </text:span><text:span text:style-name="T117">w formie identycznej z zalegalizowaną dla Narodowego Odrodzenia Polski jest</text:span><text:span text:style-name="T118"> symbolem zakazanego </text:span><text:span text:style-name="T117">w Niemczech </text:span><text:span text:style-name="T118">Narodowosocjalistycznego Ruchu Niemiec / Partii Pracy (Volkssozialistische Bewegung Deutschlands / Partei der Arbeit“ (VSBD/PdA)). Partia ta przejęła do </text:span><text:span text:style-name="T119">swojej</text:span><text:span text:style-name="T118"> flagi, graficznie łudząco podobnej do flagi NSDAP, </text:span><text:span text:style-name="T117">w miejsce hitlerowskiej swastyki właśnie upodobniony do niej graficznie </text:span><text:span text:style-name="T118">równoramienny krzyż celtycki. </text:span><text:span text:style-name="T117">Ruch ten</text:span><text:span text:style-name="T118"> został zdelegalizowan</text:span><text:span text:style-name="T117">y w Niemczech</text:span><text:span text:style-name="T118"> </text:span><text:span text:style-name="T120">w roku 1982 </text:span><text:span text:style-name="T117">i odtąd </text:span><text:span text:style-name="T118">zakazane jest użycie </text:span><text:span text:style-name="T117">jego</text:span><text:span text:style-name="T118"> symboli. </text:span><text:span text:style-name="T117">Co więcej, </text:span><text:span text:style-name="T118">zgodnie z wyrokiem niemieckiego Sądu Federalnego, </text:span><text:span text:style-name="T120">czyli najwyższ</text:span><text:span text:style-name="T117">ego</text:span><text:span text:style-name="T120"> trybunał</text:span><text:span text:style-name="T117">u</text:span><text:span text:style-name="T120"> Republiki Federalnej Niemiec, </text:span><text:span text:style-name="T118">z dnia </text:span><text:span text:style-name="T121">01.10.2008</text:span><text:span text:style-name="T118"> nie wolno używać w Niemczech symbolu równoramiennego krzyża celtyckiego także </text:span><text:span text:style-name="T117">samego w sobie to jest</text:span><text:span text:style-name="T118"> bez związku z symbolami </text:span><text:span text:style-name="T117">wspomnianej wyżej </text:span><text:span text:style-name="T118">organizacji. W uzasadnieniu </text:span><text:span text:style-name="T117">tegoż </text:span><text:span text:style-name="T118">wyroku stwierdzono, że pozwolenie na użycie równoramiennego krzyża celtyckiego pozwoliłoby byłym członkom czy sympatykom </text:span><text:span text:style-name="T117">zakazanego Ruchu </text:span><text:span text:style-name="T118">rozpowszechnić ów symbol w przestrzeni publicznej pod pretekstem jego tradycyjnego znaczenia, </text:span><text:span text:style-name="T122">faktycznie jednak byłby </text:span><text:span text:style-name="T117">to</text:span><text:span text:style-name="T122"> publicznie obecny symbol owej organizacji. </text:span><text:span text:style-name="T118">Stąd generalny zakaz użycia tego znaku. </text:span><text:span text:style-name="T117">Wyrok taki jest w pełni zrozumiały w świetle powodów, dla których zdelegalizowano </text:span><text:span text:style-name="T118">Narodowosocjalistyczn</text:span><text:span text:style-name="T117">y</text:span><text:span text:style-name="T118"> Ruch Niemiec / </text:span><text:span text:style-name="T117">Partię Pracy – wobec </text:span><text:span text:style-name="T123">sprzeczności jej idei i celów z porządkiem demokratycznym.</text:span><text:span text:style-name="T118"> </text:span><text:span text:style-name="T116">R</text:span><text:span text:style-name="T118">ównoramienny krzyż celtycki </text:span><text:span text:style-name="T116">odróżnia się jednak </text:span><text:span text:style-name="T118">od tradycyjnego wysokiego krzyża celtyckiego (z dolnym ramieniem długim), </text:span><text:span text:style-name="T95">który </text:span><text:span text:style-name="T96">jest jednym z </text:span><text:span text:style-name="T97">tradycyjnych</text:span><text:span text:style-name="T96"> znaków </text:span><text:span text:style-name="T97">celtyckiego </text:span><text:span text:style-name="T96">chrześcijaństwa </text:span><text:span text:style-name="T97">i </text:span><text:span text:style-name="T118">którego użycie nie jest w Niemczech zakazane. </text:span></text:p>
      <text:p text:style-name="P22"><text:span text:style-name="T88">Uzasadnienie podane przez sąd niemiecki </text:span><text:span text:style-name="T89">powinno dać do myślenia tym, którzy tak niefrasobliwie stwierdzają, że </text:span><text:span text:style-name="T90">równoramiennemu krzyżowi celtyckiemu</text:span><text:span text:style-name="T91"> (oraz innym znakom </text:span><text:span text:style-name="T92">Narodowego Odrodzenia Polski</text:span><text:span text:style-name="T91">) „nie można przypisać w sposób jednoznaczny treści o charakterze totalitarnym, nazistowskim, faszystowskim, rasistowskim i nienawiści narodowej”. </text:span><text:span text:style-name="T90">W europejskiej przestrzeni publicznej wspomniany symbol nie funkcjonuje </text:span><text:span text:style-name="T97">bowiem </text:span><text:span text:style-name="T90">już jedynie w swoim dawnym znaczeniu kulturowym, ale został przejęty </text:span><text:span text:style-name="T97">przez ruchy neonazistowskie</text:span><text:span text:style-name="T90"> i naznaczony nowymi </text:span><text:span text:style-name="T97">treściami</text:span><text:span text:style-name="T90">. </text:span><text:span text:style-name="T97">(Analogicznie kiedyś został przejęty, zawłaszczony i znieprawiony praindoeuropejski symbol swastyki.) </text:span><text:span text:style-name="T90">Stąd użycie </text:span><text:span text:style-name="T97">stylizowanego równoramiennego krzyża celtyckiego</text:span><text:span text:style-name="T90"> </text:span><text:span text:style-name="T97">dzisiaj </text:span><text:span text:style-name="T90">w Polsce </text:span><text:span text:style-name="T97">nie może nie być</text:span><text:span text:style-name="T90"> traktowane jako nawiązanie do ideologii ruchów </text:span><text:span text:style-name="T97">nazistowskich </text:span><text:span text:style-name="T90">i znak wspólnoty ideowej z nimi. </text:span><text:span text:style-name="T93">W takim świetle odpowiedni fragment ekspertyzy brzmi jednoznacznie stronniczo, </text:span><text:span text:style-name="T94">co zresztą eksperci wprost mówią: „stawiając wyżej interes strony zainteresowanej należy przyjąć, że </text:span><text:span text:style-name="T92">Narodowe Odrodzeni</text:span><text:span text:style-name="T94">e</text:span><text:span text:style-name="T92"> Polski </text:span><text:span text:style-name="T94">obierając ów znak za swój symbol, odwołuje się bardziej do jego katolickiej i słowiańskiej, a więc polskiej, narodowej wymowy, niż do faktu, iż symbol ten stosowany jest przez niektóre organizacje neofaszystowskie, np. Niemieckie”. </text:span><text:span text:style-name="T97">Uzasadnienie to jest po pierwsze ewidentnie stronnicze, choć nawet wtedy nie jest w stanie zaprzeczyć nawiązaniom krzyża celtyckiego do symboliki neonazistowskiej – autorzy stwierdzają jedynie, że „ </text:span><text:span text:style-name="T94">odwołuje się </text:span><text:span text:style-name="T97">[on] </text:span><text:span text:style-name="T94">bardziej” </text:span><text:span text:style-name="T97">do wymowy katolickiej i słowiańskiej niż do neonazistowskiej. W ekspertyzie </text:span><text:soft-page-break/><text:span text:style-name="T97">znajdziemy ponadto uwypuklenie <text:s/>akceptacji katolickiej dla „jednej z uznanych form krzyża” bez rozróżnienia, którego dokonały instancje niemieckie. Ten nacisk na akceptację katolicką dochodzi mimochodem do głosu także w kolejności wyrażeń: „wymowa katolicka i słowiańska” - choć naturalna byłaby kolejność genetyczna: słowiańska i katolicka. To są niestety ewidentne ślady świadomej lub nieświadomej manipulacji ekspertów w „interesie strony zainteresowanej”, jak to sami napisali, bowiem takie sformułowanie ekspertyzy zakrywa trudne do przyjęcia elementy </text:span><text:span text:style-name="T98">wymowy </text:span><text:span text:style-name="T97">analizowanego znaku a uwypukla te, których sąd nie zakwestionuje.</text:span></text:p>
      <text:p text:style-name="P21"><text:span text:style-name="T55"/></text:p>
      <text:p text:style-name="P24"><text:span text:style-name="T66">ZNAK </text:span><text:span text:style-name="T65">FALANGA –</text:span><text:span text:style-name="T57"> nawiązanie do symbolu jednej z odszczepieńczych grup przedwojennego Obozu Narodowo Radykalnego, frakcji Bolesława Piaseckiego. </text:span><text:span text:style-name="T58">Także do tego symbolu trzeba odnieść uwagi sformułowane przez nas w związku z niemieckim zakazem równoramiennego krzyża celtyckiego: znak ten nie może być traktowany jako nieobciążony historią – bo ciąży na nim aktywność publiczna przedwojennych falangistów polskich – w szczególności ich aktywność ostro i jawnie antysemicka, kult przemocy i zakwestionowanie porządku demokratycznego. Dochodzą do tego skojarzenia z aktywnością Falangi hiszpańskiej podczas wojny domowej w Hiszpanii. W deklaracji ideowej dzisiejszego polskiego Obozu Narodowo-Radykalnego, posługującego się tym samym znakiem „falangi” znajdujemy następujący punkt: „Odrzucenie demokracji jako reżimu wrogiego Cywilizacji Europejskiej, który za miernik prawdy przyjmuje wolę większości kierującej się najczęściej niskimi pobudkami” - jak można w tego rodzaju deklaracjach nie dostrzec jednoznacznego obciążenia wspomnianego znaku treściami tptalitarnymi, jak to czynią cytowani eksperci, pozostaje dla nas tajemnicą. </text:span></text:p>
      <text:p text:style-name="P12"><text:span text:style-name="T65"/></text:p>
      <text:p text:style-name="P25"><text:span text:style-name="T65">ZNAK </text:span><text:span text:style-name="T66">"ZAKAZ </text:span><text:span text:style-name="T65">PEDAŁOWANIA</text:span><text:span text:style-name="T66">"</text:span><text:span text:style-name="T65">: </text:span><text:span text:style-name="T56">tego znaku chyba nie trzeba przedstawiać, w oględnym opisie przedstawia on uproszczoną graficznie wizualizację homoseksualnego seksu analnego, stylizowaną na </text:span></text:p>
      <text:p text:style-name="P26"><text:span text:style-name="T81"/></text:p>
      <text:p text:style-name="P27"><text:span text:style-name="T82">Deklaracja „</text:span><text:span text:style-name="T41">Trzeciej Pozycji” </text:span><text:span text:style-name="T41">NOP: m.in. Stwierdzenie, że „homoseksualizm jest złem absolutnym”</text:span></text:p>
      <text:p text:style-name="P19"/>
      <text:p text:style-name="P19">ORZEŁ W KORONIE <text:span text:style-name="T128">Z KRZYŻEM I RÓZGAMI LIKTORSKIMI Z TOPOREM </text:span><text:span text:style-name="T125">– autorzy ekspertyzy skupiają uwagę na wykazaniu wieloznaczności symbolu, a w szczególności na wykazaniu, że użycie w nim obrazu rózg liktorskich (fasces), które dały nazwę włoskiemu faszyzmowi jako jego symbol nie musi odnosić do faszyzmu, a raczej do silnej władzy państwowej. </text:span><text:span text:style-name="T126">Autorzy przypominają również, że znak ten wykorzystywany jest w symbolice państwowej Republiki Francuskiej i Stanów Zjednoczonych.</text:span></text:p>
      <text:p text:style-name="P20"/>
      <text:p text:style-name="P13"><text:span text:style-name="T67">Uzasdnienia eksperów</text:span><text:span text:style-name="T83"><text:line-break/><text:line-break/>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, Helvetica, sans-serif"/>
    <style:font-face style:name="Georgia" svg:font-family="Georgia, sans-serif"/>
    <style:font-face style:name="PUQHDF+Arial-BoldMT" svg:font-family="PUQHDF+Arial-BoldMT"/>
    <style:font-face style:name="VAUGVE+TimesNewRomanPSMT" svg:font-family="VAUGVE+TimesNewRomanPSMT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2T10:12:33</meta:creation-date>
    <dc:date>2011-11-22T16:35:18</dc:date>
    <meta:editing-duration>PT04H16M01S</meta:editing-duration>
    <meta:editing-cycles>7</meta:editing-cycles>
    <meta:generator>OpenOffice.org/3.2$Linux OpenOffice.org_project/320m15$Build-9492</meta:generator>
    <meta:document-statistic meta:table-count="0" meta:image-count="0" meta:object-count="0" meta:page-count="3" meta:paragraph-count="23" meta:word-count="1380" meta:character-count="10667"/>
  </office:meta>
</office:document-meta>
</file>